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8100000081CE662F8CFD461E76.png" manifest:media-type="image/png"/>
  <manifest:file-entry manifest:full-path="Pictures/10000001000000970000009975C7ECE6BC922E69.png" manifest:media-type="image/png"/>
  <manifest:file-entry manifest:full-path="Pictures/100000010000009D0000009D897BCBA0ED30A6F0.png" manifest:media-type="image/png"/>
  <manifest:file-entry manifest:full-path="Pictures/100000010000009B0000009A5961E3E09AC3656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oppins" svg:font-family="Poppin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3.912cm" fo:min-width="3.662cm" fo:wrap-option="wrap"/>
      <style:paragraph-properties style:writing-mode="lr-tb"/>
    </style:style>
    <style:style style:name="gr3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02006d" loext:opacity="100%" style:font-name="Poppins" fo:font-size="120pt" fo:font-weight="bold" style:font-size-asian="120pt" style:font-weight-asian="bold" style:font-size-complex="120pt" style:font-weight-complex="bold"/>
    </style:style>
    <style:style style:name="P3" style:family="paragraph">
      <loext:graphic-properties draw:fill="none"/>
      <style:paragraph-properties fo:text-align="center"/>
      <style:text-properties fo:color="#02006d" loext:opacity="100%" loext:color-lum-mod="100%" loext:color-lum-off="0%" style:font-name="Poppins" fo:font-size="120pt" fo:font-weight="bold" style:font-size-asian="120pt" style:font-weight-asian="bold" style:font-size-complex="120pt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02006d" loext:opacity="100%" style:font-name="Poppins" fo:font-size="120pt" fo:font-weight="bold" style:font-size-asian="120pt" style:font-weight-asian="bold" style:font-size-complex="1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6.232cm" svg:height="6.232cm" svg:x="2.993cm" svg:y="1.881cm">
          <draw:image xlink:href="Pictures/100000010000008100000081CE662F8CFD461E76.png" xlink:type="simple" xlink:show="embed" xlink:actuate="onLoad" draw:mime-type="image/png">
            <text:p/>
          </draw:image>
          <svg:title>Dictionary Icon</svg:title>
          <svg:desc>This is shape (source) for Clarity vector icon theme for gtk</svg:desc>
        </draw:frame>
        <draw:custom-shape draw:style-name="gr2" draw:text-style-name="P3" draw:layer="layout" svg:width="5.884cm" svg:height="5.884cm" svg:x="17.546cm" svg:y="3.029cm">
          <text:p text:style-name="P2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3.994cm" svg:height="4.047cm" svg:x="12.033cm" svg:y="5.879cm">
          <draw:image xlink:href="Pictures/10000001000000970000009975C7ECE6BC922E69.png" xlink:type="simple" xlink:show="embed" xlink:actuate="onLoad" draw:mime-type="image/png">
            <text:p/>
          </draw:image>
        </draw:frame>
        <draw:frame draw:style-name="gr3" draw:text-style-name="P4" draw:layer="layout" svg:width="4.153cm" svg:height="4.153cm" svg:x="5.338cm" svg:y="8.785cm">
          <draw:image xlink:href="Pictures/100000010000009D0000009D897BCBA0ED30A6F0.png" xlink:type="simple" xlink:show="embed" xlink:actuate="onLoad" draw:mime-type="image/png">
            <text:p/>
          </draw:image>
        </draw:frame>
        <draw:frame draw:style-name="gr3" draw:text-style-name="P4" draw:layer="layout" svg:width="4.1cm" svg:height="4.074cm" svg:x="15.88cm" svg:y="10.239cm">
          <draw:image xlink:href="Pictures/100000010000009B0000009A5961E3E09AC3656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oppins" svg:font-family="Poppins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CO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07T11:45:38.527000000</meta:creation-date>
    <dc:date>2023-05-07T21:16:12.441000000</dc:date>
    <meta:editing-duration>PT7H32M34S</meta:editing-duration>
    <meta:editing-cycles>2</meta:editing-cycles>
    <meta:generator>LibreOffice/7.5.1.2$Windows_X86_64 LibreOffice_project/fcbaee479e84c6cd81291587d2ee68cba099e129</meta:generator>
    <meta:document-statistic meta:object-count="28"/>
  </office:meta>
</office:document-meta>
</file>